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5"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6"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7"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8" style:family="paragraph" style:parent-style-name="Standard">
      <style:paragraph-properties fo:text-align="justify" style:justify-single-word="false"/>
      <style:text-properties style:font-name="Liberation Serif" fo:font-size="12pt" fo:language="it" fo:country="IT" officeooo:rsid="00262bc7" officeooo:paragraph-rsid="002a55f8" style:font-size-asian="10.5pt" style:font-size-complex="12pt"/>
    </style:style>
    <style:style style:name="P9" style:family="paragraph" style:parent-style-name="Standard">
      <style:text-properties fo:language="it" fo:country="IT"/>
    </style:style>
    <style:style style:name="P10" style:family="paragraph" style:parent-style-name="Standard">
      <style:text-properties fo:language="it" fo:country="IT" officeooo:rsid="0019f8fc" officeooo:paragraph-rsid="0019f8fc"/>
    </style:style>
    <style:style style:name="P11" style:family="paragraph" style:parent-style-name="Standard">
      <style:text-properties fo:language="it" fo:country="IT" officeooo:rsid="001be8a0" officeooo:paragraph-rsid="001be8a0"/>
    </style:style>
    <style:style style:name="P12" style:family="paragraph" style:parent-style-name="Standard">
      <style:text-properties fo:language="it" fo:country="IT" officeooo:rsid="001be8a0" officeooo:paragraph-rsid="001c1047"/>
    </style:style>
    <style:style style:name="P13" style:family="paragraph" style:parent-style-name="Standard">
      <style:text-properties fo:language="it" fo:country="IT" officeooo:rsid="001dec60" officeooo:paragraph-rsid="001dec60"/>
    </style:style>
    <style:style style:name="P14" style:family="paragraph" style:parent-style-name="Standard">
      <style:paragraph-properties fo:text-align="start" style:justify-single-word="false"/>
      <style:text-properties fo:language="it" fo:country="IT" officeooo:rsid="001e4e91" officeooo:paragraph-rsid="0020b5cd"/>
    </style:style>
    <style:style style:name="P15" style:family="paragraph" style:parent-style-name="Standard">
      <style:text-properties fo:language="it" fo:country="IT" officeooo:paragraph-rsid="0023e54c"/>
    </style:style>
    <style:style style:name="P16"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it" fo:country="IT" fo:font-weight="normal" officeooo:rsid="002d816f" officeooo:paragraph-rsid="002d816f"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5pt" fo:language="it" fo:country="IT" fo:font-weight="bold" officeooo:rsid="002d816f" officeooo:paragraph-rsid="002d816f" style:font-size-asian="15pt" style:font-weight-asian="bold" style:font-size-complex="15pt" style:font-weight-complex="bold"/>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style:style style:name="T9" style:family="text">
      <style:text-properties officeooo:rsid="002a867b"/>
    </style:style>
    <style:style style:name="T10" style:family="text">
      <style:text-properties fo:font-weight="bold" officeooo:rsid="002a867b"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7">Terminazione thread:</text:p>
      <text:p text:style-name="P7"/>
      <text:p text:style-name="P8"><text:tab/>Eliminare tutti i messaggi appartenenti al thread</text:p>
      <text:p text:style-name="P8"><text:tab/>Eliminare il thread dalla ready queue</text:p>
      <text:p text:style-name="P7"/>
      <text:p text:style-name="P7"><text:tab/><text:span text:style-name="T7">Sbloccare con errore i thread in attesa dal thread che deve essere terminato</text:span></text:p>
      <text:p text:style-name="P7"><text:tab/><text:span text:style-name="T10">DA CHIEDERE</text:span><text:span text:style-name="T9">:Dobbiamo eliminare i messaggi spediti dal thread???</text:span></text:p>
      <text:p text:style-name="P7"/>
      <text:p text:style-name="P4">Terminazione processi:</text:p>
      <text:p text:style-name="P4"/>
      <text:p text:style-name="P5"><text:tab/><text:span text:style-name="T7">Terminazione thread (quello che ha richiesto il servizio)</text:span></text:p>
      <text:p text:style-name="P5"><text:tab/><text:span text:style-name="T7">Terminazione thread fratelli (che stanno eseguendo o sono bloccati)</text:span></text:p>
      <text:p text:style-name="P5"><text:tab/><text:span text:style-name="T7">Teoricamente non c’è bisogno di una funzione apposita per il secondo caso</text:span></text:p>
      <text:p text:style-name="P5"><text:tab/><text:span text:style-name="T7">Richiamare ricorsivamente la funzione sui processi figli</text:span></text:p>
      <text:p text:style-name="P5"><text:tab/><text:span text:style-name="T7">Eliminare il processo corrente</text:span></text:p>
      <text:p text:style-name="P4"/>
      <text:p text:style-name="P4"/>
      <text:p text:style-name="P4">Strutture dati di supporto:</text:p>
      <text:p text:style-name="P4"/>
      <text:p text:style-name="P4">struct list_head t_wait4me; /* list of threads waiting for a message from the current thread */</text:p>
      <text:p text:style-name="P4">struct list_head t_wait4same; /* link the other element on the same t_wait4me list */</text:p>
      <text:p text:style-name="P4"/>
      <text:p text:style-name="P4">Si trovano nel tcb_t</text:p>
      <text:p text:style-name="P4">t_wait4me è la sentinella della lista di thread che aspettano un messaggio dal thread</text:p>
      <text:p text:style-name="P4">t_wait4same è il campo con il quale gli elementi della lista che ha come sentinella t_wait4me vengono collegati</text:p>
      <text:p text:style-name="P4"/>
      <text:p text:style-name="P6">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6"/>
      <text:p text:style-name="P6">Le funzioni fornite dal modulo mikabooq.h per la gestione di questi campi sono le seguenti:</text:p>
      <text:p text:style-name="P6"/>
      <text:p text:style-name="P6">/* add a tcb to dest's t_wait4me list */</text:p>
      <text:p text:style-name="P9">static inline paused_add(struct tcb_t *dest, struct tcb_t *waiting) {</text:p>
      <text:p text:style-name="P15"><text:tab/>list_add_tail(&amp;waiting-<text:span text:style-name="T4">&gt;</text:span>t_wait4same, &amp;dest-&gt;t_wait4me);</text:p>
      <text:p text:style-name="P9">}</text:p>
      <text:p text:style-name="P10">Il thread puntato da waiting viene aggiunto alla lista dei thread che attendono un messaggio da dest</text:p>
      <text:p text:style-name="P9"/>
      <text:p text:style-name="P9">/* remove this from the list of threads waiting for the same he was waiting to:</text:p>
      <text:p text:style-name="P9"><text:s text:c="3"/>should be used when resuming a thread */</text:p>
      <text:p text:style-name="P9">static inline void resume(struct tcb_t *this) {</text:p>
      <text:p text:style-name="P9"><text:tab/>list_del(&amp;this-&gt;t_wait4same);</text:p>
      <text:p text:style-name="P9">}</text:p>
      <text:p text:style-name="P10">Il thread viene rimosso dalla lista in cui era in attesa; da chiamare quando si vuole far riprendere l’esecuzione</text:p>
      <text:p text:style-name="P10"/>
      <text:p text:style-name="P11">Aggiungendo questo campo vanno modificate anche alcune altre funzioni del modulo:</text:p>
      <text:p text:style-name="P11"><text:soft-page-break/>la thread_free ora fallisce (ritornando -2) se la lista t_wait4me non è vuota.</text:p>
      <text:p text:style-name="P11"/>
      <text:p text:style-name="P12">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3">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4">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4"/>
      <text:p text:style-name="P3">SSI</text:p>
      <text:p text:style-name="P16"/>
      <text:p text:style-name="P17">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17"/>
      <text:p text:style-name="P17">L’unico caso in cui l’SSI non manda indietro la risposta è quando deve terminare un processo.</text:p>
      <text:p text:style-name="P17"/>
      <text:p text:style-name="P18">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altro thread per inviare per esempio una richiesta all’SSI. Questo potrebbe aumentare il rischio di deadlock.</text:span></text:p>
      <text:p text:style-name="P18"/>
      <text:p text:style-name="P20">I/O</text:p>
      <text:p text:style-name="P19"/>
      <text:p text:style-name="P19">Gli indirizzi di base dei device si possono calcolare come descritto a pagina 37 della documentazione di uARM. In particolare a noi interessa l’indirizzo del terminale che parte da 0x024c e arriva fino a 0x2b0. Questo spazio di indirizzi e’ equamente diviso per 8 terminali (ci sono 8 device register) come ben descritto dalla documentazione a pagina 45.</text:p>
      <text:p text:style-name="P19">Per semplicita’ non implementiamo i casi per gli altri device a parte i terminali (sono comunque inseriti per chiarezza i vari indirizzi nello switch della funzione <text:span text:style-name="T11">_ do _io</text:span><text:span text:style-name="T12"> nell’s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1H15M2S</meta:editing-duration>
    <meta:editing-cycles>6</meta:editing-cycles>
    <meta:generator>LibreOffice/5.3.1.2$Linux_X86_64 LibreOffice_project/30m0$Build-2</meta:generator>
    <dc:date>2017-05-12T00:24:16.394994232</dc:date>
    <meta:document-statistic meta:table-count="0" meta:image-count="0" meta:object-count="0" meta:page-count="2" meta:paragraph-count="43" meta:word-count="870" meta:character-count="5652" meta:non-whitespace-character-count="4809"/>
  </office:meta>
</office:document-meta>
</file>